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glue-point draw:id="6" svg:x="0cm" svg:y="5cm"/>
          <draw:path draw:style-name="gr1" draw:layer="layout" svg:width="20cm" svg:height="2cm" svg:x="0cm" svg:y="0cm" svg:viewBox="0 0 20001 2001" svg:d="m0 2001h4000c-500-1001-1000-2001 1500-2001s3000 2001 1500 2001-1000-2001 1500-2001 3000 2001 1500 2001-1000-2001 1500-2001 3000 2001 1500 2001-1000-2001 1500-2001 2000 1500 1500 2001h4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Inductor</dc:title>
    <meta:creation-date>2011-02-07T17:03:43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